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8pt" fo:font-weight="bold" officeooo:rsid="0019ddaf" officeooo:paragraph-rsid="0019ddaf" style:font-size-asian="28pt" style:font-weight-asian="bold" style:font-size-complex="28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officeooo:rsid="0019ddaf" officeooo:paragraph-rsid="0019ddaf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font-weight="bold" officeooo:rsid="0019ddaf" officeooo:paragraph-rsid="0019ddaf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fo:font-weight="normal" officeooo:rsid="0019ddaf" officeooo:paragraph-rsid="0019ddaf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22pt" fo:font-weight="bold" officeooo:rsid="0019ddaf" officeooo:paragraph-rsid="0019ddaf" style:font-size-asian="19.25pt" style:font-weight-asian="bold" style:font-size-complex="22pt" style:font-weight-complex="bold"/>
    </style:style>
    <style:style style:name="P6" style:family="paragraph" style:parent-style-name="Standard">
      <style:paragraph-properties fo:text-align="start" style:justify-single-word="false"/>
      <style:text-properties officeooo:paragraph-rsid="001a0fc6"/>
    </style:style>
    <style:style style:name="P7" style:family="paragraph" style:parent-style-name="Standard">
      <style:paragraph-properties fo:text-align="start" style:justify-single-word="false"/>
      <style:text-properties officeooo:paragraph-rsid="001b1bb7"/>
    </style:style>
    <style:style style:name="P8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fo:font-weight="normal" officeooo:rsid="0019ddaf" officeooo:paragraph-rsid="0019ddaf" style:font-size-asian="16pt" style:font-weight-asian="normal" style:font-size-complex="16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6pt" style:text-underline-style="none" fo:font-weight="normal" officeooo:rsid="0019ddaf" officeooo:paragraph-rsid="0019ddaf" style:font-size-asian="16pt" style:font-weight-asian="normal" style:font-size-complex="16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Liberation Serif" fo:font-size="16pt" style:text-underline-style="solid" style:text-underline-width="auto" style:text-underline-color="font-color" fo:font-weight="normal" officeooo:rsid="0019ddaf" officeooo:paragraph-rsid="001a0fc6" style:font-size-asian="16pt" style:font-weight-asian="normal" style:font-size-complex="16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bold" officeooo:rsid="0019ddaf" officeooo:paragraph-rsid="001b1bb7" style:font-size-asian="10.5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2pt" style:text-underline-style="none" fo:font-weight="bold" officeooo:rsid="0019ddaf" officeooo:paragraph-rsid="0019ddaf" style:font-size-asian="10.5pt" style:font-weight-asian="bold" style:font-size-complex="12pt" style:font-weight-complex="bold"/>
    </style:style>
    <style:style style:name="P13" style:family="paragraph" style:parent-style-name="Standard" style:list-style-name="L1">
      <style:paragraph-properties fo:margin-top="0.201cm" fo:margin-bottom="0.201cm" loext:contextual-spacing="false" fo:text-align="start" style:justify-single-word="false"/>
      <style:text-properties style:font-name="Liberation Serif" fo:font-size="12pt" style:text-underline-style="none" fo:font-weight="bold" officeooo:rsid="0019ddaf" officeooo:paragraph-rsid="0019ddaf" style:font-size-asian="12pt" style:font-weight-asian="bold" style:font-size-complex="12pt" style:font-weight-complex="bold"/>
    </style:style>
    <style:style style:name="P14" style:family="paragraph" style:parent-style-name="Standard" style:list-style-name="L1">
      <style:paragraph-properties fo:margin-top="0.201cm" fo:margin-bottom="0.201cm" loext:contextual-spacing="false" fo:text-align="start" style:justify-single-word="false"/>
      <style:text-properties style:font-name="Liberation Serif" fo:font-size="12pt" style:text-underline-style="none" fo:font-weight="normal" officeooo:rsid="0019ddaf" officeooo:paragraph-rsid="0019ddaf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margin-top="0.201cm" fo:margin-bottom="0.201cm" loext:contextual-spacing="false" fo:text-align="start" style:justify-single-word="false"/>
      <style:text-properties style:font-name="sans-serif" fo:font-size="11pt" style:text-underline-style="none" fo:font-weight="bold" officeooo:rsid="0019ddaf" officeooo:paragraph-rsid="0019ddaf" style:font-size-asian="11pt" style:font-weight-asian="bold" style:font-size-complex="11pt" style:font-weight-complex="bold"/>
    </style:style>
    <style:style style:name="P16" style:family="paragraph" style:parent-style-name="Standard" style:list-style-name="L2">
      <style:paragraph-properties fo:margin-top="0.101cm" fo:margin-bottom="0.101cm" loext:contextual-spacing="false" fo:text-align="start" style:justify-single-word="false"/>
      <style:text-properties fo:font-size="12pt" style:text-underline-style="none" fo:font-weight="bold" officeooo:rsid="0019ddaf" officeooo:paragraph-rsid="0019ddaf" style:font-size-asian="10.5pt" style:font-weight-asian="bold" style:font-size-complex="12pt" style:font-weight-complex="bold"/>
    </style:style>
    <style:style style:name="P17" style:family="paragraph" style:parent-style-name="Standard" style:list-style-name="L3">
      <style:paragraph-properties fo:margin-top="0.101cm" fo:margin-bottom="0.101cm" loext:contextual-spacing="false" fo:text-align="start" style:justify-single-word="false"/>
      <style:text-properties style:font-name="Liberation Serif" fo:font-size="12pt" style:text-underline-style="none" fo:font-weight="bold" officeooo:rsid="0019ddaf" officeooo:paragraph-rsid="001b1bb7" style:font-size-asian="10.5pt" style:font-weight-asian="bold" style:font-size-complex="12pt" style:font-weight-complex="bold"/>
    </style:style>
    <style:style style:name="T1" style:family="text">
      <style:text-properties style:text-underline-style="none"/>
    </style:style>
    <style:style style:name="T2" style:family="text">
      <style:text-properties style:font-name="Liberation Serif" fo:font-size="16pt" style:text-underline-style="solid" style:text-underline-width="auto" style:text-underline-color="font-color" fo:font-weight="normal" officeooo:rsid="001a0fc6" style:font-size-asian="16pt" style:font-weight-asian="normal" style:font-size-complex="16pt" style:font-weight-complex="normal"/>
    </style:style>
    <style:style style:name="T3" style:family="text">
      <style:text-properties style:font-name="Liberation Serif" fo:font-size="16pt" style:text-underline-style="solid" style:text-underline-width="auto" style:text-underline-color="font-color" fo:font-weight="normal" officeooo:rsid="0019ddaf" style:font-size-asian="16pt" style:font-weight-asian="normal" style:font-size-complex="16pt" style:font-weight-complex="normal"/>
    </style:style>
    <style:style style:name="T4" style:family="text">
      <style:text-properties style:font-name="Liberation Serif" fo:font-size="16pt" style:text-underline-style="solid" style:text-underline-width="auto" style:text-underline-color="font-color" fo:font-weight="normal" officeooo:rsid="001b1bb7" style:font-size-asian="16pt" style:font-weight-asian="normal" style:font-size-complex="16pt" style:font-weight-complex="normal"/>
    </style:style>
    <style:style style:name="T5" style:family="text">
      <style:text-properties officeooo:rsid="001cc9a0"/>
    </style:style>
    <style:style style:name="T6" style:family="text">
      <style:text-properties officeooo:rsid="001df754"/>
    </style:style>
    <style:style style:name="T7" style:family="text">
      <style:text-properties fo:font-weight="normal" officeooo:rsid="001df754" style:font-weight-asian="normal" style:font-weight-complex="normal"/>
    </style:style>
    <style:style style:name="T8" style:family="text">
      <style:text-properties fo:font-style="italic" fo:font-weight="normal" officeooo:rsid="001df754" style:font-style-asian="italic" style:font-weight-asian="normal" style:font-style-complex="italic" style:font-weight-complex="normal"/>
    </style:style>
    <style:style style:name="T9" style:family="text">
      <style:text-properties fo:font-style="normal" fo:font-weight="normal" officeooo:rsid="001df754" style:font-style-asian="normal" style:font-weight-asian="normal" style:font-style-complex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GAILLARD Victor</text:p>
      <text:p text:style-name="P4">BROQUET Mattéo</text:p>
      <text:p text:style-name="P5"/>
      <text:p text:style-name="P1">Preuves Maitrises des Compétences</text:p>
      <text:p text:style-name="P2"/>
      <text:p text:style-name="P8">Documentation :<text:span text:style-name="T1"> (dossier doc)</text:span></text:p>
      <text:p text:style-name="P9"/>
      <text:list xml:id="list1322916912" text:style-name="L1">
        <text:list-item>
          <text:p text:style-name="P13">Je sais décrire le contexte de mon application, pour que n’importe qui soit capable de comprendre à quoi elle sert.</text:p>
          <text:p text:style-name="P14">→<text:span text:style-name="T5"> Le contexte se trouve dans le README.</text:span></text:p>
        </text:list-item>
        <text:list-item>
          <text:p text:style-name="P13">Je sais concevoir et décrire un diagramme de cas d’utilisation pour mettre en avant les différentes fonctionnalités de mon application.</text:p>
        </text:list-item>
        <text:list-item>
          <text:p text:style-name="P13">Je sais concevoir un diagramme UML de qualité représentant mon application.</text:p>
        </text:list-item>
        <text:list-item>
          <text:p text:style-name="P13">Je sais décrire mon diagramme UML en mettant en valeur et en justifiant les éléments essentiels.</text:p>
        </text:list-item>
      </text:list>
      <text:p text:style-name="P15"/>
      <text:p text:style-name="P6"><text:span text:style-name="T2">Code </text:span><text:span text:style-name="T3">:</text:span></text:p>
      <text:p text:style-name="P10"/>
      <text:list xml:id="list869359958" text:style-name="L2">
        <text:list-item>
          <text:p text:style-name="P16">Je sais utiliser les Intent pour faire communiquer deux activités.</text:p>
        </text:list-item>
        <text:list-item>
          <text:p text:style-name="P16">Je sais développer en utilisant le SDK le plus bas possible.</text:p>
        </text:list-item>
        <text:list-item>
          <text:p text:style-name="P16">Je sais distinguer mes ressources en utilisant les qualifier</text:p>
          <text:p text:style-name="P16">→<text:span text:style-name="T6"> </text:span><text:span text:style-name="T7">Nous avons utiliser le qualifier </text:span><text:span text:style-name="T8">land</text:span><text:span text:style-name="T9"> pour </text:span></text:p>
        </text:list-item>
        <text:list-item>
          <text:p text:style-name="P16">Je sais faire des vues xml en utilisant layouts et composants adéquats</text:p>
        </text:list-item>
        <text:list-item>
          <text:p text:style-name="P16">Je sais coder proprement mes activités, en m’assurant qu’elles ne font que relayer les évènements</text:p>
        </text:list-item>
        <text:list-item>
          <text:p text:style-name="P16">Je sais coder une application en ayant un véritable métier</text:p>
        </text:list-item>
        <text:list-item>
          <text:p text:style-name="P16">Je sais parfaitement séparer vue et modèle</text:p>
        </text:list-item>
        <text:list-item>
          <text:p text:style-name="P16">Je maîtrise le cycle de vie de mon application</text:p>
        </text:list-item>
        <text:list-item>
          <text:p text:style-name="P16">Je sais utiliser le findViewById à bon escient</text:p>
        </text:list-item>
        <text:list-item>
          <text:p text:style-name="P16">Je sais gérer les permissions dynamiques de mon application</text:p>
        </text:list-item>
        <text:list-item>
          <text:p text:style-name="P16">Je sais gérer la persistance légère de mon application</text:p>
        </text:list-item>
        <text:list-item>
          <text:p text:style-name="P16">Je sais gérer la persistance profonde de mon application</text:p>
        </text:list-item>
        <text:list-item>
          <text:p text:style-name="P16">Je sais afficher une collection de données</text:p>
        </text:list-item>
        <text:list-item>
          <text:p text:style-name="P16">Je sais coder mon propre adaptateur</text:p>
        </text:list-item>
        <text:list-item>
          <text:p text:style-name="P16">Je maîtrise l’usage des fragments</text:p>
        </text:list-item>
        <text:list-item>
          <text:p text:style-name="P16">Je maîtrise l’utilisation de Git</text:p>
        </text:list-item>
      </text:list>
      <text:p text:style-name="P12"><text:soft-page-break/></text:p>
      <text:p text:style-name="P7"><text:span text:style-name="T4">Application</text:span><text:span text:style-name="T2"> </text:span><text:span text:style-name="T3">:</text:span></text:p>
      <text:p text:style-name="P11"/>
      <text:list xml:id="list343994896" text:style-name="L3">
        <text:list-item>
          <text:p text:style-name="P17">Je sais développer une application sans utiliser de librairies externes.</text:p>
        </text:list-item>
        <text:list-item>
          <text:p text:style-name="P17">Je sais développer une application publiable sur le store.</text:p>
        </text:list-item>
        <text:list-item>
          <text:p text:style-name="P17">Je sais développer un jeu intégrant une boucle de jeu threadée observable.</text:p>
        </text:list-item>
        <text:list-item>
          <text:p text:style-name="P17">Je sais développer un jeu graphique sans utiliser de SurfaceView.</text:p>
        </text:list-item>
      </text:list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26T10:15:30.647011548</meta:creation-date>
    <dc:date>2022-03-26T16:09:18.591240978</dc:date>
    <meta:editing-duration>PT38M5S</meta:editing-duration>
    <meta:editing-cycles>6</meta:editing-cycles>
    <meta:generator>LibreOffice/6.4.7.2$Linux_X86_64 LibreOffice_project/40$Build-2</meta:generator>
    <meta:document-statistic meta:table-count="0" meta:image-count="0" meta:object-count="0" meta:page-count="2" meta:paragraph-count="32" meta:word-count="305" meta:character-count="1795" meta:non-whitespace-character-count="1545"/>
  </office:meta>
</office:document-meta>
</file>